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fdf62"/>
    </style:style>
    <style:style style:name="P2" style:family="paragraph" style:parent-style-name="Text_20_body">
      <style:text-properties officeooo:paragraph-rsid="000fdf62"/>
    </style:style>
    <style:style style:name="P3" style:family="paragraph" style:parent-style-name="Preformatted_20_Text" style:list-style-name="L6">
      <style:paragraph-properties fo:margin-left="0in" fo:margin-right="0in" fo:text-indent="0in" style:auto-text-indent="false" style:writing-mode="lr-tb"/>
    </style:style>
    <style:style style:name="P4" style:family="paragraph" style:parent-style-name="Preformatted_20_Text" style:list-style-name="L6">
      <style:paragraph-properties style:writing-mode="lr-tb"/>
    </style:style>
    <style:style style:name="P5" style:family="paragraph" style:parent-style-name="Preformatted_20_Text" style:list-style-name="L6">
      <style:paragraph-properties fo:margin-top="0in" fo:margin-bottom="0.1965in" style:contextual-spacing="false" style:writing-mode="lr-tb"/>
    </style:style>
    <style:style style:name="P6" style:family="paragraph" style:parent-style-name="Preformatted_20_Text" style:list-style-name="L6">
      <style:paragraph-properties style:writing-mode="lr-tb"/>
      <style:text-properties fo:font-weight="bold" style:font-weight-asian="bold" style:font-weight-complex="bold"/>
    </style:style>
    <style:style style:name="P7" style:family="paragraph" style:parent-style-name="Standard" style:list-style-name="L3"/>
    <style:style style:name="P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9"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bold" fo:background-color="#ffffff" style:font-weight-asian="bold" style:font-weight-complex="bold"/>
    </style:style>
    <style:style style:name="P10" style:family="paragraph" style:parent-style-name="Standard" style:list-style-name="L3">
      <style:text-properties officeooo:rsid="0011be38" officeooo:paragraph-rsid="0011be38"/>
    </style:style>
    <style:style style:name="P11" style:family="paragraph" style:parent-style-name="Text_20_body" style:list-style-name="L1"/>
    <style:style style:name="P12" style:family="paragraph" style:parent-style-name="Text_20_body" style:list-style-name="L2">
      <style:text-properties officeooo:paragraph-rsid="000fdf62"/>
    </style:style>
    <style:style style:name="P13" style:family="paragraph" style:parent-style-name="Text_20_body" style:list-style-name="L3">
      <style:text-properties officeooo:paragraph-rsid="000fdf62"/>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officeooo:rsid="000fdf62"/>
    </style:style>
    <style:style style:name="T3" style:family="text">
      <style:text-properties fo:font-weight="normal" style:font-weight-asian="normal" style:font-weight-complex="normal"/>
    </style:style>
    <style:style style:name="T4" style:family="text">
      <style:text-properties fo:color="#795e26" loext:opacity="100%"/>
    </style:style>
    <style:style style:name="T5" style:family="text">
      <style:text-properties officeooo:rsid="001033b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Synchronous operation,</text:span> in the context of programming and particularly in the context of Playwright or similar automation tools, refers to a style of execution where tasks are executed sequentially, one after another. In synchronous programming:</text:p>
      <text:list text:style-name="L1">
        <text:list-item>
          <text:p text:style-name="P11"><text:span text:style-name="Strong_20_Emphasis">Sequential Execution</text:span>: Tasks or operations are performed in a step-by-step manner, where each subsequent task waits for the completion of the previous one before starting.</text:p>
        </text:list-item>
        <text:list-item>
          <text:p text:style-name="P11"><text:span text:style-name="Strong_20_Emphasis">Blocking Nature</text:span>: Each task typically blocks the execution flow until it completes, meaning that if one task takes a long time (e.g., waiting for a webpage to load), subsequent tasks will be delayed.</text:p>
        </text:list-item>
        <text:list-item>
          <text:p text:style-name="P11"><text:span text:style-name="Strong_20_Emphasis">Simple Control Flow</text:span>: The control flow of the program follows a straightforward path, making it easier to understand and reason about the order of operations.</text:p>
        </text:list-item>
      </text:list>
      <text:p text:style-name="Text_20_body">In <text:span text:style-name="T1">Playwright's synchronous API</text:span>, operations like navigating to a webpage, waiting for an element to appear, or extracting text from elements are performed synchronously by default when using methods like <text:span text:style-name="Source_20_Text"><text:span text:style-name="T1">goto</text:span></text:span><text:span text:style-name="T1">, </text:span><text:span text:style-name="Source_20_Text"><text:span text:style-name="T1">wait_for_selector</text:span></text:span><text:span text:style-name="T1">, or </text:span><text:span text:style-name="Source_20_Text"><text:span text:style-name="T1">inner_text</text:span></text:span>. This means that the script will wait for each operation to complete before moving on to the next, ensuring that each action is completed in sequence.</text:p>
      <text:h text:style-name="P1" text:outline-level="3">Headless Browsing</text:h>
      <text:h text:style-name="P1" text:outline-level="3"><text:span text:style-name="Strong_20_Emphasis"><text:span text:style-name="T1">Definition</text:span></text:span><text:span text:style-name="T1">:</text:span><text:span text:style-name="T3"> Headless browsing allows you to interact with web pages and perform actions (like clicking buttons, filling forms, scraping data) without launching a visible browser window. Instead, everything happens in the background.</text:span></text:h>
      <text:list text:style-name="L2">
        <text:list-item>
          <text:p text:style-name="P12"><text:span text:style-name="Strong_20_Emphasis">Why Use Headless Mode?</text:span></text:p>
        </text:list-item>
      </text:list>
      <text:list xml:id="list3971689548" text:style-name="L3">
        <text:list-item>
          <text:list>
            <text:list-item>
              <text:p text:style-name="P13"><text:span text:style-name="Strong_20_Emphasis">Resource Efficiency</text:span>: Running headless consumes fewer system resources (CPU and memory) compared to running a full browser with a GUI. This makes headless mode more efficient, especially when running multiple instances in parallel.</text:p>
            </text:list-item>
            <text:list-item>
              <text:p text:style-name="P14"><text:span text:style-name="Strong_20_Emphasis">Speed</text:span>: Headless browsers often execute tasks faster because they don’t render or display graphics, focusing solely on processing web requests and responses.</text:p>
            </text:list-item>
            <text:list-item>
              <text:p text:style-name="P13"><text:span text:style-name="Strong_20_Emphasis">Automation</text:span>: It’s ideal for automated testing, web scraping, and other tasks where interaction with web pages is needed but visual feedback isn't necessar<text:span text:style-name="T2">y.</text:span></text:p>
            </text:list-item>
          </text:list>
        </text:list-item>
      </text:list>
      <text:p text:style-name="P2"><text:span text:style-name="Strong_20_Emphasis"><text:span text:style-name="T2">Implications of Using Headless Mode</text:span></text:span><text:span text:style-name="T2">:</text:span></text:p>
      <text:list text:style-name="L4">
        <text:list-item>
          <text:p text:style-name="P16"><text:span text:style-name="Strong_20_Emphasis">No Visual Feedback</text:span>: Since there’s no GUI, you won’t see what the browser is doing. This can make debugging more challenging, as you can't visually inspect the state of the webpage.</text:p>
        </text:list-item>
        <text:list-item>
          <text:p text:style-name="P16"><text:span text:style-name="Strong_20_Emphasis">Rendering Differences</text:span>: Some websites may behave differently in headless mode compared to a regular browser due to differences in rendering engines or how JavaScript is executed.</text:p>
        </text:list-item>
        <text:list-item>
          <text:p text:style-name="P15"><text:span text:style-name="Strong_20_Emphasis">Capability</text:span>: While headless browsers can do most things a regular browser can, certain tasks (like interacting with video or complex animations) may not work as expected or may require additional configuration.</text:p>
        </text:list-item>
      </text:list>
      <text:p text:style-name="Text_20_body"/>
      <text:p text:style-name="Text_20_body"/>
      <text:list text:style-name="L5">
        <text:list-item>
          <text:p text:style-name="P17"><text:soft-page-break/><text:span text:style-name="Strong_20_Emphasis">Headless Mode in Playwright</text:span>:</text:p>
        </text:list-item>
      </text:list>
      <text:list text:style-name="L6">
        <text:list-item>
          <text:p text:style-name="P18">In Playwright, you can launch browsers in headless mode by setting the <text:span text:style-name="Source_20_Text">headless</text:span> parameter to <text:span text:style-name="Source_20_Text">True</text:span> when launching Chromium, Firefox, or WebKit.</text:p>
        </text:list-item>
        <text:list-item>
          <text:p text:style-name="P18">Example:</text:p>
          <text:p text:style-name="P3"><text:span text:style-name="Source_20_Text"><text:span text:style-name="T1">from playwright.sync_api import sync_playwright</text:span></text:span></text:p>
          <text:p text:style-name="P6"/>
          <text:p text:style-name="P4"><text:span text:style-name="Source_20_Text"><text:span text:style-name="T1">with sync_playwright() as p:</text:span></text:span></text:p>
          <text:p text:style-name="P4"><text:span text:style-name="Source_20_Text"><text:span text:style-name="T1"><text:s text:c="4"/>browser = p.chromium.launch(headless=True)</text:span></text:span></text:p>
          <text:p text:style-name="P4"><text:span text:style-name="Source_20_Text"><text:span text:style-name="T1"><text:s text:c="4"/># Perform actions on browser pages</text:span></text:span></text:p>
          <text:p text:style-name="P5"><text:span text:style-name="Source_20_Text"><text:span text:style-name="T1"><text:s text:c="4"/>browser.close()</text:span></text:span></text:p>
        </text:list-item>
        <text:list-item>
          <text:p text:style-name="P18">This script launches Chromium in headless mode. Any actions performed on <text:span text:style-name="Source_20_Text">browser</text:span> or its pages will operate without opening a visible browser window.</text:p>
        </text:list-item>
      </text:list>
      <text:p text:style-name="P9"><text:span text:style-name="T4">Split</text:span>() <text:span text:style-name="T5">function:</text:span></text:p>
      <text:p text:style-name="P8"><text:span text:style-name="T5">I</text:span>n Python, the <text:span text:style-name="Source_20_Text">split()</text:span> function is used to divide a string into a list of substrings based on a specified delimiter. If no <text:span text:style-name="T1">delimiter</text:span> is specified, the function splits the string by any whitespace (spaces, tabs, newlines, etc.).</text:p>
      <text:p text:style-name="Text_20_body"/>
      <text:p text:style-name="Text_20_body">A <text:span text:style-name="T1">delimiter</text:span> is a character or sequence of characters used to specify the boundary between separate, distinct regions in plain text or other data streams. Delimiters are often used in data parsing and formatting tasks.</text:p>
      <text:p text:style-name="Text_20_body"/>
      <text:p text:style-name="Text_20_body"/>
      <text:p text:style-name="Text_20_body"><text:span text:style-name="Strong_20_Emphasis">parsing_results</text:span> refers to the process of extracting specific information or data points from the structured content of a webpage. This structured content is typically represented in HTML format, and parsing involves navigating through this HTML structure to locate and retrieve desired elements or data.</text:p>
      <text:p text:style-name="Text_20_body">inner_text() </text:p>
      <text:p text:style-name="Text_20_body">In Python, if you're working with web scraping or parsing HTML content, you might need to extract the inner text of HTML elements. This is typically done using libraries such as <text:span text:style-name="Source_20_Text">Beautiful Soup</text:span> from the <text:span text:style-name="Source_20_Text">bs4</text:span> package or <text:span text:style-name="Source_20_Text">lxml</text:span>.</text:p>
      <text:p text:style-name="Text_20_body"/>
      <text:p text:style-name="Text_20_body">The <text:span text:style-name="Source_20_Text"><text:span text:style-name="T1">lxml</text:span></text:span> library in Python is a powerful tool for parsing and manipulating XML and HTML documents. It provides a simple and efficient way to handle these types of documents using the <text:span text:style-name="T1">‘</text:span><text:span text:style-name="Source_20_Text"><text:span text:style-name="T1">etree’</text:span></text:span> module and the ‘<text:span text:style-name="Source_20_Text">html’</text:span> module for HTML-specific functionalities.</text:p>
      <text:p text:style-name="Text_20_body"/>
      <text:p text:style-name="Text_20_body"/>
      <text:p text:style-name="Text_20_body"><text:soft-page-break/><text:span text:style-name="T1">The Document Object Model (DOM)</text:span> is a crucial concept in web development, providing a structured representation of HTML and XML documents. It allows developers to access, manipulate, and dynamically update web page content using scripting languages like JavaScript. Understanding and effectively using the DOM is essential for creating interactive and dynamic web applications.</text:p>
      <text:p text:style-name="P19"><text:span text:style-name="Source_20_Text"><text:span text:style-name="T1">json.dump()</text:span></text:span> is a convenient function in Python for serializing Python objects (like dictionaries or lists) into JSON format and writing them to files or other writable objects. It’s commonly used for data storage, configuration settings, and data exchange in web applications, APIs, and various other programming scenarios. Understanding how to use <text:span text:style-name="Source_20_Text">json.dump()</text:span> effectively allows you to work with JSON data seamlessly within Python applications.<text:tab/></text:p>
      <text:list text:continue-list="list3971689548" text:style-name="L3">
        <text:list-header>
          <text:p text:style-name="P7"><text:s/></text:p>
          <text:p text:style-name="P10">xpath</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01:07:21.712536098</meta:creation-date>
    <meta:generator>LibreOffice/7.6.7.2$Linux_X86_64 LibreOffice_project/60$Build-2</meta:generator>
    <dc:date>2024-07-02T20:50:44.622873544</dc:date>
    <meta:editing-duration>PT10H59M44S</meta:editing-duration>
    <meta:editing-cycles>3</meta:editing-cycles>
    <meta:document-statistic meta:table-count="0" meta:image-count="0" meta:object-count="0" meta:page-count="3" meta:paragraph-count="36" meta:word-count="793" meta:character-count="5188" meta:non-whitespace-character-count="4434"/>
  </office:meta>
</office:document-meta>
</file>